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  <manifest:file-entry manifest:full-path="media/image2.emf" manifest:media-type=""/>
  <manifest:file-entry manifest:full-path="media/image3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paragraph-properties fo:text-align="center"/>
    </style:style>
    <style:style style:name="P4" style:parent-style-name="Normal" style:family="paragraph">
      <style:paragraph-properties fo:text-align="center"/>
    </style:style>
    <style:style style:name="P5" style:parent-style-name="Normal" style:family="paragraph">
      <style:paragraph-properties>
        <style:tab-stops>
          <style:tab-stop style:type="left" style:position="5.0888in"/>
        </style:tab-stops>
      </style:paragraph-properties>
    </style:style>
    <style:style style:name="P6" style:parent-style-name="Normal" style:family="paragraph">
      <style:paragraph-properties>
        <style:tab-stops>
          <style:tab-stop style:type="left" style:position="5.0888in"/>
        </style:tab-stops>
      </style:paragraph-properties>
    </style:style>
    <style:style style:name="P7" style:parent-style-name="Normal" style:family="paragraph">
      <style:paragraph-properties>
        <style:tab-stops>
          <style:tab-stop style:type="left" style:position="5.0888in"/>
        </style:tab-stops>
      </style:paragraph-properties>
    </style:style>
    <style:style style:name="P8" style:parent-style-name="Normal" style:family="paragraph">
      <style:paragraph-properties fo:text-align="center"/>
    </style:style>
    <style:style style:name="P9" style:parent-style-name="Normal" style:family="paragraph">
      <style:paragraph-properties fo:text-align="center"/>
    </style:style>
    <style:style style:name="P10" style:parent-style-name="Normal" style:family="paragraph">
      <style:paragraph-properties fo:text-align="center"/>
    </style:style>
    <style:style style:name="P11" style:parent-style-name="Normal" style:family="paragraph">
      <style:paragraph-properties fo:text-align="center"/>
    </style:style>
    <style:style style:name="P12" style:parent-style-name="Normal" style:family="paragraph">
      <style:paragraph-properties fo:text-align="center"/>
    </style:style>
    <style:style style:name="P13" style:parent-style-name="Normal" style:family="paragraph">
      <style:paragraph-properties fo:text-align="center"/>
    </style:style>
    <style:style style:name="P14" style:parent-style-name="Normal" style:family="paragraph">
      <style:paragraph-properties fo:text-align="center"/>
    </style:style>
    <style:style style:name="P15" style:parent-style-name="Normal" style:family="paragraph">
      <style:paragraph-properties fo:text-align="center"/>
    </style:style>
    <style:style style:name="P16" style:parent-style-name="Normal" style:family="paragraph">
      <style:paragraph-properties fo:text-align="center"/>
    </style:style>
    <style:style style:name="P17" style:parent-style-name="Normal" style:family="paragraph">
      <style:paragraph-properties>
        <style:tab-stops>
          <style:tab-stop style:type="left" style:position="3.9402in"/>
        </style:tab-stops>
      </style:paragraph-properties>
    </style:style>
    <style:style style:name="P18" style:parent-style-name="Normal" style:family="paragraph">
      <style:paragraph-properties>
        <style:tab-stops>
          <style:tab-stop style:type="left" style:position="3.9402in"/>
        </style:tab-stops>
      </style:paragraph-properties>
    </style:style>
    <style:style style:name="P19" style:parent-style-name="Normal" style:family="paragraph">
      <style:paragraph-properties>
        <style:tab-stops>
          <style:tab-stop style:type="left" style:position="5.0888in"/>
        </style:tab-stops>
      </style:paragraph-properties>
    </style:style>
    <style:style style:name="P20" style:parent-style-name="Normal" style:family="paragraph">
      <style:paragraph-properties>
        <style:tab-stops>
          <style:tab-stop style:type="left" style:position="5.0888in"/>
        </style:tab-stops>
      </style:paragraph-properties>
    </style:style>
    <style:style style:name="P21" style:parent-style-name="Normal" style:family="paragraph">
      <style:paragraph-properties fo:text-align="center"/>
    </style:style>
    <style:style style:name="P22" style:parent-style-name="Normal" style:family="paragraph">
      <style:paragraph-properties fo:text-align="center"/>
    </style:style>
    <style:style style:name="P23" style:parent-style-name="Normal" style:family="paragraph">
      <style:paragraph-properties fo:text-align="center"/>
    </style:style>
    <style:style style:name="P24" style:parent-style-name="Normal" style:family="paragraph">
      <style:paragraph-properties fo:text-align="center"/>
    </style:style>
    <style:style style:name="P25" style:parent-style-name="Normal" style:family="paragraph">
      <style:paragraph-properties fo:text-align="center"/>
    </style:style>
    <style:style style:name="P26" style:parent-style-name="Normal" style:family="paragraph">
      <style:paragraph-properties fo:text-align="center"/>
    </style:style>
    <style:style style:name="P27" style:parent-style-name="Normal" style:family="paragraph">
      <style:paragraph-properties fo:text-align="center"/>
    </style:style>
    <style:style style:name="P28" style:parent-style-name="Normal" style:family="paragraph">
      <style:paragraph-properties fo:text-align="center"/>
    </style:style>
    <style:style style:name="P29" style:parent-style-name="Normal" style:family="paragraph">
      <style:paragraph-properties fo:text-align="center"/>
    </style:style>
    <style:style style:name="P30" style:parent-style-name="Normal" style:family="paragraph">
      <style:paragraph-properties fo:text-align="center"/>
    </style:style>
    <style:style style:name="P31" style:parent-style-name="Normal" style:family="paragraph">
      <style:paragraph-properties>
        <style:tab-stops>
          <style:tab-stop style:type="left" style:position="3.9402in"/>
        </style:tab-stops>
      </style:paragraph-properties>
    </style:style>
    <style:style style:family="graphic" style:name="a2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left" style:vertical-pos="from-top" draw:auto-grow-width="false" draw:auto-grow-height="false"/>
      <style:paragraph-properties style:font-independent-line-spacing="true" style:writing-mode="lr-tb"/>
    </style:style>
    <style:style style:family="graphic" style:name="a2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left" style:vertical-pos="from-top" draw:auto-grow-width="false" draw:auto-grow-height="false"/>
      <style:paragraph-properties style:font-independent-line-spacing="true" style:writing-mode="lr-tb"/>
    </style:style>
    <style:style style:family="graphic" style:name="a1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custom-shape svg:x="3.06457in" svg:y="1.90477in" svg:width="0.70278in" svg:height="0.64306in" draw:z-index="251663360" draw:id="id0" draw:style-name="a0" draw:name="Diagrama de flujo: conector 1" text:anchor-type="paragraph"><svg:title/><svg:desc/><text:p text:style-name="P2">14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0in" svg:y="1.24141in" svg:width="0.70278in" svg:height="0.64306in" draw:z-index="251661312" draw:id="id1" draw:style-name="a1" draw:name="Diagrama de flujo: conector 1" text:anchor-type="paragraph"><svg:title/><svg:desc/><text:p text:style-name="P3">12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2.15486in" svg:y="0.6in" svg:width="0.70278in" svg:height="0.64306in" draw:z-index="251659264" draw:id="id2" draw:style-name="a2" draw:name="Diagrama de flujo: conector 1" text:anchor-type="paragraph"><svg:title/><svg:desc/><text:p text:style-name="P4">10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10, 12 14 9 11 13 19 16 17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5"><text:tab/></text:p>
      <text:p text:style-name="P6">PASA A SER</text:p>
      <text:p text:style-name="P7"><draw:custom-shape svg:x="3.36615in" svg:y="3.24753in" svg:width="0.70278in" svg:height="0.64306in" draw:z-index="251681792" draw:id="id3" draw:style-name="a3" draw:name="Diagrama de flujo: conector 1" text:anchor-type="paragraph"><svg:title/><svg:desc/><text:p text:style-name="P8">17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2.66282in" svg:y="2.48506in" svg:width="0.70278in" svg:height="0.64306in" draw:z-index="251679744" draw:id="id4" draw:style-name="a4" draw:name="Diagrama de flujo: conector 1" text:anchor-type="paragraph"><svg:title/><svg:desc/><text:p text:style-name="P9">16<draw:frame draw:style-name="a5" draw:name="Imagen 4" text:anchor-type="as-char" svg:x="0in" svg:y="0in" svg:width="0.28333in" svg:height="0.25972in" style:rel-width="scale" style:rel-height="scale"><draw:image xlink:href="media/image1.emf" xlink:type="simple" xlink:show="embed" xlink:actuate="onLoad"/><svg:title/><svg:desc/></draw:frame>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3.19466in" svg:y="1.63662in" svg:width="0.70278in" svg:height="0.69306in" draw:z-index="251677696" draw:id="id5" draw:style-name="a6" draw:name="Diagrama de flujo: conector 1" text:anchor-type="paragraph"><svg:title/><svg:desc/><text:p text:style-name="P10">19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2.55882in" svg:y="0.75348in" svg:width="0.70278in" svg:height="0.64306in" draw:z-index="251667456" draw:id="id6" draw:style-name="a7" draw:name="Diagrama de flujo: conector 1" text:anchor-type="paragraph"><svg:title/><svg:desc/><text:p text:style-name="P11">14<draw:frame draw:style-name="a8" draw:name="Imagen 2" text:anchor-type="as-char" svg:x="0in" svg:y="0in" svg:width="0.28333in" svg:height="0.25972in" style:rel-width="scale" style:rel-height="scale"><draw:image xlink:href="media/image2.emf" xlink:type="simple" xlink:show="embed" xlink:actuate="onLoad"/><svg:title/><svg:desc/></draw:frame><draw:frame draw:style-name="a9" draw:name="Imagen 3" text:anchor-type="as-char" svg:x="0in" svg:y="0in" svg:width="0.28333in" svg:height="0.25972in" style:rel-width="scale" style:rel-height="scale"><draw:image xlink:href="media/image3.emf" xlink:type="simple" xlink:show="embed" xlink:actuate="onLoad"/><svg:title/><svg:desc/></draw:frame>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2.05941in" svg:y="1.65347in" svg:width="0.70278in" svg:height="0.64306in" draw:z-index="251675648" draw:id="id7" draw:style-name="a10" draw:name="Diagrama de flujo: conector 1" text:anchor-type="paragraph"><svg:title/><svg:desc/><text:p text:style-name="P12">13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1.16832in" svg:y="1.65346in" svg:width="0.70278in" svg:height="0.64306in" draw:z-index="251673600" draw:id="id8" draw:style-name="a11" draw:name="Diagrama de flujo: conector 1" text:anchor-type="paragraph"><svg:title/><svg:desc/><text:p text:style-name="P13">11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0in" svg:y="1.70297in" svg:width="0.70278in" svg:height="0.64306in" draw:z-index="251671552" draw:id="id9" draw:style-name="a12" draw:name="Diagrama de flujo: conector 1" text:anchor-type="paragraph"><svg:title/><svg:desc/><text:p text:style-name="P14">9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0.59406in" svg:y="0.79208in" svg:width="0.70278in" svg:height="0.64306in" draw:z-index="251665408" draw:id="id10" draw:style-name="a13" draw:name="Diagrama de flujo: conector 1" text:anchor-type="paragraph"><svg:title/><svg:desc/><text:p text:style-name="P15">10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1.23294in" svg:y="0.12819in" svg:width="0.70278in" svg:height="0.64306in" draw:z-index="251669504" draw:id="id11" draw:style-name="a14" draw:name="Diagrama de flujo: conector 1" text:anchor-type="paragraph"><svg:title/><svg:desc/><text:p text:style-name="P16">12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p>
      <text:p text:style-name="Normal"/>
      <text:p text:style-name="Normal"/>
      <text:p text:style-name="Normal"/>
      <text:p text:style-name="Normal"><draw:custom-shape svg:x="5.7093in" svg:y="0.07833in" svg:width="0.04931in" svg:height="0.05903in" draw:z-index="251689984" draw:id="id12" draw:style-name="a15" draw:name="Diagrama de flujo: conector 1" text:anchor-type="paragraph"><svg:title/><svg:desc/><text:p text:style-name="Normal"/><text:p text:style-name="Normal"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vertical="true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7"/>
      <text:p text:style-name="P18">PASA A SER</text:p>
      <text:p text:style-name="P19"/>
      <text:p text:style-name="P20"><draw:custom-shape svg:x="3.36615in" svg:y="3.24753in" svg:width="0.70278in" svg:height="0.64306in" draw:z-index="251692032" draw:id="id13" draw:style-name="a16" draw:name="Diagrama de flujo: conector 1" text:anchor-type="paragraph"><svg:title/><svg:desc/><text:p text:style-name="P21">17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2.55882in" svg:y="0.75348in" svg:width="0.70278in" svg:height="0.64306in" draw:z-index="251684864" draw:id="id14" draw:style-name="a17" draw:name="Diagrama de flujo: conector 1" text:anchor-type="paragraph"><svg:title/><svg:desc/><text:p text:style-name="P22">14<draw:frame draw:style-name="a18" draw:name="Imagen 1386268676" text:anchor-type="as-char" svg:x="0in" svg:y="0in" svg:width="0.28333in" svg:height="0.25972in" style:rel-width="scale" style:rel-height="scale"><draw:image xlink:href="media/image2.emf" xlink:type="simple" xlink:show="embed" xlink:actuate="onLoad"/><svg:title/><svg:desc/></draw:frame><draw:frame draw:style-name="a19" draw:name="Imagen 1583328660" text:anchor-type="as-char" svg:x="0in" svg:y="0in" svg:width="0.28333in" svg:height="0.25972in" style:rel-width="scale" style:rel-height="scale"><draw:image xlink:href="media/image3.emf" xlink:type="simple" xlink:show="embed" xlink:actuate="onLoad"/><svg:title/><svg:desc/></draw:frame>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2.05941in" svg:y="1.65347in" svg:width="0.70278in" svg:height="0.64306in" draw:z-index="251688960" draw:id="id15" draw:style-name="a20" draw:name="Diagrama de flujo: conector 1" text:anchor-type="paragraph"><svg:title/><svg:desc/><text:p text:style-name="P23">13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1.16832in" svg:y="1.65346in" svg:width="0.70278in" svg:height="0.64306in" draw:z-index="251687936" draw:id="id16" draw:style-name="a21" draw:name="Diagrama de flujo: conector 1" text:anchor-type="paragraph"><svg:title/><svg:desc/><text:p text:style-name="P24">11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0in" svg:y="1.70297in" svg:width="0.70278in" svg:height="0.64306in" draw:z-index="251686912" draw:id="id17" draw:style-name="a22" draw:name="Diagrama de flujo: conector 1" text:anchor-type="paragraph"><svg:title/><svg:desc/><text:p text:style-name="P25">9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0.59406in" svg:y="0.79208in" svg:width="0.70278in" svg:height="0.64306in" draw:z-index="251683840" draw:id="id18" draw:style-name="a23" draw:name="Diagrama de flujo: conector 1" text:anchor-type="paragraph"><svg:title/><svg:desc/><text:p text:style-name="P26">10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1.23294in" svg:y="0.12819in" svg:width="0.70278in" svg:height="0.64306in" draw:z-index="251685888" draw:id="id19" draw:style-name="a24" draw:name="Diagrama de flujo: conector 1" text:anchor-type="paragraph"><svg:title/><svg:desc/><text:p text:style-name="P27">12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p>
      <text:p text:style-name="Normal"/>
      <text:p text:style-name="Normal"/>
      <text:p text:style-name="Normal"><draw:custom-shape svg:x="3.38614in" svg:y="0.30267in" svg:width="0.70278in" svg:height="0.64306in" draw:z-index="251694080" draw:id="id20" draw:style-name="a25" draw:name="Diagrama de flujo: conector 1" text:anchor-type="paragraph"><svg:title/><svg:desc/><text:p text:style-name="P28">17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p>
      <text:p text:style-name="Normal"/>
      <text:p text:style-name="Normal"><draw:custom-shape svg:x="3.88119in" svg:y="0.35164in" svg:width="0.70278in" svg:height="0.64306in" draw:z-index="251698176" draw:id="id21" draw:style-name="a26" draw:name="Diagrama de flujo: conector 1" text:anchor-type="paragraph"><svg:title/><svg:desc/><text:p text:style-name="P29">19<text:s/>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2.82891in" svg:y="0.33826in" svg:width="0.70278in" svg:height="0.64306in" draw:z-index="251696128" draw:id="id22" draw:style-name="a27" draw:name="Diagrama de flujo: conector 1" text:anchor-type="paragraph"><svg:title/><svg:desc/><text:p text:style-name="P30">16</text:p><text:p text:style-name="Normal"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2.66033in" svg:y="1.56542in" svg:width="0.04931in" svg:height="0.05972in" draw:z-index="251691008" draw:id="id23" draw:style-name="a28" draw:name="Diagrama de flujo: conector 1" text:anchor-type="paragraph"><svg:title/><svg:desc/><text:p text:style-name="Normal"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vertical="true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aniel Bonachela Martínez</meta:initial-creator>
    <dc:creator>Daniel Bonachela Martínez</dc:creator>
    <meta:creation-date>2023-04-19T10:30:00Z</meta:creation-date>
    <dc:date>2023-04-19T10:37:00Z</dc:date>
    <meta:template xlink:href="Normal" xlink:type="simple"/>
    <meta:editing-cycles>1</meta:editing-cycles>
    <meta:editing-duration>PT420S</meta:editing-duration>
    <meta:document-statistic meta:page-count="2" meta:paragraph-count="1" meta:word-count="16" meta:character-count="108" meta:row-count="1" meta:non-whitespace-character-count="93"/>
  </office:meta>
</office:document-meta>
</file>